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P1" style:family="paragraph" style:parent-style-name="Table_20_Contents">
      <style:text-properties style:font-name="Liberation Mono" fo:font-size="10pt" style:font-name-asian="DejaVu Sans Mono" style:font-size-asian="10pt" style:font-name-complex="Liberation Mono" style:font-size-complex="10pt"/>
    </style:style>
    <style:style style:name="P2" style:family="paragraph" style:parent-style-name="Table_20_Contents">
      <style:text-properties style:font-name="Liberation Mono" fo:font-size="10pt" fo:background-color="#fff200" style:font-name-asian="DejaVu Sans Mono" style:font-size-asian="10pt" style:font-name-complex="Liberation Mono" style:font-size-complex="10pt"/>
    </style:style>
    <style:style style:name="P3" style:family="paragraph" style:parent-style-name="Heading_20_2">
      <style:text-properties officeooo:paragraph-rsid="000e5341"/>
    </style:style>
    <style:style style:name="P4" style:family="paragraph" style:parent-style-name="Preformatted_20_Text">
      <style:paragraph-properties fo:margin-top="0cm" fo:margin-bottom="0.499cm" loext:contextual-spacing="false"/>
    </style:style>
    <style:style style:name="P5" style:family="paragraph" style:parent-style-name="Preformatted_20_Text">
      <style:paragraph-properties fo:margin-top="0cm" fo:margin-bottom="0.499cm" loext:contextual-spacing="false"/>
      <style:text-properties style:font-name="Liberation Mono" fo:font-size="10pt" style:font-name-asian="DejaVu Sans Mono" style:font-size-asian="10pt" style:font-name-complex="Liberation Mono" style:font-size-complex="10pt"/>
    </style:style>
    <style:style style:name="T1" style:family="text">
      <style:text-properties officeooo:rsid="000e5341"/>
    </style:style>
    <style:style style:name="T2" style:family="text">
      <style:text-properties officeooo:rsid="000feb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text:bookmark text:name="what-is-vim"/><text:span text:style-name="T1">Install Vim</text:span></text:h>
      <text:h text:style-name="P3" text:outline-level="2">What is Vim?</text:h>
      <text:p text:style-name="Text_20_body">Vim is a highly configurable text editor built to enable efficient text editing. It is an improved version of the vi editor distributed with most UNIX systems. <text:a xlink:type="simple" xlink:href="https://vim.sourceforge.io/about.php" text:style-name="Internet_20_link" text:visited-style-name="Visited_20_Internet_20_Link">Read more</text:a>.</text:p>
      <text:h text:style-name="Heading_20_2" text:outline-level="2"><text:bookmark text:name="install-the-download-and-build-dependencies"/>Install the download and build dependencies</text:h>
      <text:p text:style-name="Text_20_body">We can download package information from all configured sources:</text:p>
      <text:p text:style-name="P4"><text:span text:style-name="Source_20_Text">$ sudo apt update</text:span></text:p>
      <text:p text:style-name="Text_20_body">We need to install <text:a xlink:type="simple" xlink:href="https://git-scm.com/" text:style-name="Internet_20_link" text:visited-style-name="Visited_20_Internet_20_Link">Git</text:a> in order to download the latest version of Vim from <text:a xlink:type="simple" xlink:href="https://github.com/vim/vim" text:style-name="Internet_20_link" text:visited-style-name="Visited_20_Internet_20_Link">the official repository</text:a>:</text:p>
      <text:p text:style-name="P4"><text:span text:style-name="Source_20_Text">$ sudo apt install -y git</text:span></text:p>
      <text:p text:style-name="Text_20_body">In order to get the latest version of Vim, we’ll be compiling and installing the software from source. We need to satisfy the build dependencies so that we can compile the software. To do this, we can install the <text:span text:style-name="Source_20_Text">build-essential</text:span> package:</text:p>
      <text:p text:style-name="P4"><text:span text:style-name="Source_20_Text">$ sudo apt install -y build-essential</text:span></text:p>
      <text:p text:style-name="P4"><text:span text:style-name="Source_20_Text"/></text:p>
      <table:table table:name="Table1" table:style-name="Table1">
        <table:table-column table:style-name="Table1.A"/>
        <table:table-row>
          <table:table-cell table:style-name="Table1.A1" office:value-type="string">
            <text:p text:style-name="P2">ermao@ermao-ThinkPad-T510:/tmp$ sudo apt update</text:p>
            <text:p text:style-name="P1">[sudo] password for ermao: </text:p>
            <text:p text:style-name="P1">Ign:1 http://dl.google.com/linux/chrome/deb stable InRelease</text:p>
            <text:p text:style-name="P1">Get:2 http://security.ubuntu.com/ubuntu bionic-security InRelease [83.2 kB] <text:s/></text:p>
            <text:p text:style-name="P1">Hit:3 http://dl.google.com/linux/chrome/deb stable Release <text:s text:c="20"/></text:p>
            <text:p text:style-name="P1">Hit:4 http://ca.archive.ubuntu.com/ubuntu bionic InRelease <text:s text:c="20"/></text:p>
            <text:p text:style-name="P1">Get:5 http://ca.archive.ubuntu.com/ubuntu bionic-updates InRelease [88.7 kB]</text:p>
            <text:p text:style-name="P1">Get:7 http://ca.archive.ubuntu.com/ubuntu bionic-backports InRelease [74.6 kB]</text:p>
            <text:p text:style-name="P1">Fetched 247 kB in 2s (123 kB/s) <text:s text:c="3"/></text:p>
            <text:p text:style-name="P1">Reading package lists... Done</text:p>
            <text:p text:style-name="P1">Building dependency tree <text:s text:c="6"/></text:p>
            <text:p text:style-name="P1">Reading state information... Done</text:p>
            <text:p text:style-name="P1">8 packages can be upgraded. Run 'apt list --upgradable' to see them.</text:p>
            <text:p text:style-name="P2">ermao@ermao-ThinkPad-T510:/tmp$ sudo apt install -y git</text:p>
            <text:p text:style-name="P1">Reading package lists... Done</text:p>
            <text:p text:style-name="P1">Building dependency tree <text:s text:c="6"/></text:p>
            <text:p text:style-name="P1">Reading state information... Done</text:p>
            <text:p text:style-name="P1">git is already the newest version (1:2.17.1-1ubuntu0.3).</text:p>
            <text:p text:style-name="P1">0 upgraded, 0 newly installed, 0 to remove and 8 not upgraded.</text:p>
            <text:p text:style-name="P1">ermao@ermao-ThinkPad-T510:/tmp$ </text:p>
          </table:table-cell>
        </table:table-row>
      </table:table>
      <table:table table:name="Table2" table:style-name="Table2">
        <table:table-column table:style-name="Table2.A"/>
        <table:table-row>
          <table:table-cell table:style-name="Table2.A1" office:value-type="string">
            <text:p text:style-name="P2">ermao@ermao-ThinkPad-T510:/tmp$ sudo apt install -y build-essential</text:p>
            <text:p text:style-name="P1">Reading package lists... Done</text:p>
            <text:p text:style-name="P1">Building dependency tree <text:s text:c="6"/></text:p>
            <text:p text:style-name="P1">Reading state information... Done</text:p>
            <text:p text:style-name="P1">The following additional packages will be installed:</text:p>
            <text:p text:style-name="P1"><text:s text:c="2"/>dpkg-dev fakeroot g++ g++-7 gcc gcc-7 libalgorithm-diff-perl</text:p>
            <text:p text:style-name="P1"><text:s text:c="2"/>libalgorithm-diff-xs-perl libalgorithm-merge-perl libasan4 libatomic1</text:p>
            <text:p text:style-name="P1"><text:soft-page-break/><text:s text:c="2"/>libc-dev-bin libc6-dev libcilkrts5 libfakeroot libgcc-7-dev libitm1 liblsan0</text:p>
            <text:p text:style-name="P1"><text:s text:c="2"/>libmpx2 libquadmath0 libstdc++-7-dev libtsan0 libubsan0 linux-libc-dev make</text:p>
            <text:p text:style-name="P1"><text:s text:c="2"/>manpages-dev</text:p>
            <text:p text:style-name="P1">Suggested packages:</text:p>
            <text:p text:style-name="P1"><text:s text:c="2"/>debian-keyring g++-multilib g++-7-multilib gcc-7-doc libstdc++6-7-dbg</text:p>
            <text:p text:style-name="P1"><text:s text:c="2"/>gcc-multilib autoconf automake libtool flex bison gcc-doc gcc-7-multilib</text:p>
            <text:p text:style-name="P1"><text:s text:c="2"/>gcc-7-locales libgcc1-dbg libgomp1-dbg libitm1-dbg libatomic1-dbg</text:p>
            <text:p text:style-name="P1"><text:s text:c="2"/>libasan4-dbg liblsan0-dbg libtsan0-dbg libubsan0-dbg libcilkrts5-dbg</text:p>
            <text:p text:style-name="P1"><text:s text:c="2"/>libmpx2-dbg libquadmath0-dbg glibc-doc libstdc++-7-doc make-doc</text:p>
            <text:p text:style-name="P1">The following NEW packages will be installed:</text:p>
            <text:p text:style-name="P1"><text:s text:c="2"/>build-essential dpkg-dev fakeroot g++ g++-7 gcc gcc-7 libalgorithm-diff-perl</text:p>
            <text:p text:style-name="P1"><text:s text:c="2"/>libalgorithm-diff-xs-perl libalgorithm-merge-perl libasan4 libatomic1</text:p>
            <text:p text:style-name="P1"><text:s text:c="2"/>libc-dev-bin libc6-dev libcilkrts5 libfakeroot libgcc-7-dev libitm1 liblsan0</text:p>
            <text:p text:style-name="P1"><text:s text:c="2"/>libmpx2 libquadmath0 libstdc++-7-dev libtsan0 libubsan0 linux-libc-dev make</text:p>
            <text:p text:style-name="P1"><text:s text:c="2"/>manpages-dev</text:p>
            <text:p text:style-name="P1">0 upgraded, 27 newly installed, 0 to remove and 8 not upgraded.</text:p>
            <text:p text:style-name="P1">Need to get 26.8 MB of archives.</text:p>
            <text:p text:style-name="P1">After this operation, 117 MB of additional disk space will be used.</text:p>
            <text:p text:style-name="P1">Get:1 http://ca.archive.ubuntu.com/ubuntu bionic/main amd64 libc-dev-bin amd64 2.27-3ubuntu1 [71.8 kB]</text:p>
            <text:p text:style-name="P1">Get:2 http://ca.archive.ubuntu.com/ubuntu bionic-updates/main amd64 linux-libc-dev amd64 4.15.0-38.41 [1,006 kB]</text:p>
            <text:p text:style-name="P1">Get:3 http://ca.archive.ubuntu.com/ubuntu bionic/main amd64 libc6-dev amd64 2.27-3ubuntu1 [2,587 kB]</text:p>
            <text:p text:style-name="P1">Get:4 http://ca.archive.ubuntu.com/ubuntu bionic-updates/main amd64 libitm1 amd64 8.2.0-1ubuntu2~18.04 [28.1 kB]</text:p>
            <text:p text:style-name="P1">Get:5 http://ca.archive.ubuntu.com/ubuntu bionic-updates/main amd64 libatomic1 amd64 8.2.0-1ubuntu2~18.04 [9,064 B]</text:p>
            <text:p text:style-name="P1">Get:6 http://ca.archive.ubuntu.com/ubuntu bionic-updates/main amd64 libasan4 amd64 7.3.0-27ubuntu1~18.04 [358 kB]</text:p>
            <text:p text:style-name="P1">Get:7 http://ca.archive.ubuntu.com/ubuntu bionic-updates/main amd64 liblsan0 amd64 8.2.0-1ubuntu2~18.04 [132 kB]</text:p>
            <text:p text:style-name="P1">Get:8 http://ca.archive.ubuntu.com/ubuntu bionic-updates/main amd64 libtsan0 amd64 8.2.0-1ubuntu2~18.04 [288 kB]</text:p>
            <text:p text:style-name="P1">Get:9 http://ca.archive.ubuntu.com/ubuntu bionic-updates/main amd64 libubsan0 amd64 7.3.0-27ubuntu1~18.04 [126 kB]</text:p>
            <text:p text:style-name="P1">Get:10 http://ca.archive.ubuntu.com/ubuntu bionic-updates/main amd64 libcilkrts5 amd64 7.3.0-27ubuntu1~18.04 [42.5 kB]</text:p>
            <text:p text:style-name="P1">Get:11 http://ca.archive.ubuntu.com/ubuntu bionic-updates/main amd64 libmpx2 amd64 8.2.0-1ubuntu2~18.04 [11.7 kB]</text:p>
            <text:p text:style-name="P1">Get:12 http://ca.archive.ubuntu.com/ubuntu bionic-updates/main amd64 libquadmath0 amd64 8.2.0-1ubuntu2~18.04 [133 kB]</text:p>
            <text:p text:style-name="P1">Get:13 http://ca.archive.ubuntu.com/ubuntu bionic-updates/main amd64 libgcc-7-dev amd64 7.3.0-27ubuntu1~18.04 [2,380 kB]</text:p>
            <text:p text:style-name="P1">Get:14 http://ca.archive.ubuntu.com/ubuntu bionic-updates/main amd64 gcc-7 amd64 7.3.0-27ubuntu1~18.04 [7,455 kB]</text:p>
            <text:p text:style-name="P1">Get:15 http://ca.archive.ubuntu.com/ubuntu bionic-updates/main amd64 gcc amd64 4:7.3.0-3ubuntu2.1 [5,184 B]</text:p>
            <text:p text:style-name="P1">Get:16 http://ca.archive.ubuntu.com/ubuntu bionic-updates/main amd64 libstdc++-7-dev amd64 7.3.0-27ubuntu1~18.04 [1,463 kB]</text:p>
            <text:p text:style-name="P1">Get:17 http://ca.archive.ubuntu.com/ubuntu bionic-updates/main amd64 g++-7 amd64 7.3.0-27ubuntu1~18.04 [7,570 kB]</text:p>
            <text:p text:style-name="P1">Get:18 http://ca.archive.ubuntu.com/ubuntu bionic-updates/main amd64 g++ amd64 4:7.3.0-3ubuntu2.1 [1,572 B]</text:p>
            <text:p text:style-name="P1">Get:19 http://ca.archive.ubuntu.com/ubuntu bionic/main amd64 make amd64 4.1-9.1ubuntu1 [154 kB]</text:p>
            <text:p text:style-name="P1">Get:20 http://ca.archive.ubuntu.com/ubuntu bionic/main amd64 dpkg-dev all 1.19.0.5ubuntu2 [607 kB]</text:p>
            <text:p text:style-name="P1">Get:21 http://ca.archive.ubuntu.com/ubuntu bionic/main amd64 build-essential amd64 <text:soft-page-break/>12.4ubuntu1 [4,758 B]</text:p>
            <text:p text:style-name="P1">Get:22 http://ca.archive.ubuntu.com/ubuntu bionic/main amd64 libfakeroot amd64 1.22-2ubuntu1 [25.9 kB]</text:p>
            <text:p text:style-name="P1">Get:23 http://ca.archive.ubuntu.com/ubuntu bionic/main amd64 fakeroot amd64 1.22-2ubuntu1 [62.3 kB]</text:p>
            <text:p text:style-name="P1">Get:24 http://ca.archive.ubuntu.com/ubuntu bionic/main amd64 libalgorithm-diff-perl all 1.19.03-1 [47.6 kB]</text:p>
            <text:p text:style-name="P1">Get:25 http://ca.archive.ubuntu.com/ubuntu bionic/main amd64 libalgorithm-diff-xs-perl amd64 0.04-5 [11.1 kB]</text:p>
            <text:p text:style-name="P1">Get:26 http://ca.archive.ubuntu.com/ubuntu bionic/main amd64 libalgorithm-merge-perl all 0.08-3 [12.0 kB]</text:p>
            <text:p text:style-name="P1">Get:27 http://ca.archive.ubuntu.com/ubuntu bionic/main amd64 manpages-dev all 4.15-1 [2,217 kB]</text:p>
            <text:p text:style-name="P1">Fetched 26.8 MB in 2min 13s (202 kB/s) <text:s text:c="40"/></text:p>
            <text:p text:style-name="P1">Selecting previously unselected package libc-dev-bin.</text:p>
            <text:p text:style-name="P1">(Reading database ... 164759 files and directories currently installed.)</text:p>
            <text:p text:style-name="P1">Preparing to unpack .../00-libc-dev-bin_2.27-3ubuntu1_amd64.deb ...</text:p>
            <text:p text:style-name="P1">Unpacking libc-dev-bin (2.27-3ubuntu1) ...</text:p>
            <text:p text:style-name="P1">Selecting previously unselected package linux-libc-dev:amd64.</text:p>
            <text:p text:style-name="P1">Preparing to unpack .../01-linux-libc-dev_4.15.0-38.41_amd64.deb ...</text:p>
            <text:p text:style-name="P1">Unpacking linux-libc-dev:amd64 (4.15.0-38.41) ...</text:p>
            <text:p text:style-name="P1">Selecting previously unselected package libc6-dev:amd64.</text:p>
            <text:p text:style-name="P1">Preparing to unpack .../02-libc6-dev_2.27-3ubuntu1_amd64.deb ...</text:p>
            <text:p text:style-name="P1">Unpacking libc6-dev:amd64 (2.27-3ubuntu1) ...</text:p>
            <text:p text:style-name="P1">Selecting previously unselected package libitm1:amd64.</text:p>
            <text:p text:style-name="P1">Preparing to unpack .../03-libitm1_8.2.0-1ubuntu2~18.04_amd64.deb ...</text:p>
            <text:p text:style-name="P1">Unpacking libitm1:amd64 (8.2.0-1ubuntu2~18.04) ...</text:p>
            <text:p text:style-name="P1">Selecting previously unselected package libatomic1:amd64.</text:p>
            <text:p text:style-name="P1">Preparing to unpack .../04-libatomic1_8.2.0-1ubuntu2~18.04_amd64.deb ...</text:p>
            <text:p text:style-name="P1">Unpacking libatomic1:amd64 (8.2.0-1ubuntu2~18.04) ...</text:p>
            <text:p text:style-name="P1">Selecting previously unselected package libasan4:amd64.</text:p>
            <text:p text:style-name="P1">Preparing to unpack .../05-libasan4_7.3.0-27ubuntu1~18.04_amd64.deb ...</text:p>
            <text:p text:style-name="P1">Unpacking libasan4:amd64 (7.3.0-27ubuntu1~18.04) ...</text:p>
            <text:p text:style-name="P1">Selecting previously unselected package liblsan0:amd64.</text:p>
            <text:p text:style-name="P1">Preparing to unpack .../06-liblsan0_8.2.0-1ubuntu2~18.04_amd64.deb ...</text:p>
            <text:p text:style-name="P1">Unpacking liblsan0:amd64 (8.2.0-1ubuntu2~18.04) ...</text:p>
            <text:p text:style-name="P1">Selecting previously unselected package libtsan0:amd64.</text:p>
            <text:p text:style-name="P1">Preparing to unpack .../07-libtsan0_8.2.0-1ubuntu2~18.04_amd64.deb ...</text:p>
            <text:p text:style-name="P1">Unpacking libtsan0:amd64 (8.2.0-1ubuntu2~18.04) ...</text:p>
            <text:p text:style-name="P1">Selecting previously unselected package libubsan0:amd64.</text:p>
            <text:p text:style-name="P1">Preparing to unpack .../08-libubsan0_7.3.0-27ubuntu1~18.04_amd64.deb ...</text:p>
            <text:p text:style-name="P1">Unpacking libubsan0:amd64 (7.3.0-27ubuntu1~18.04) ...</text:p>
            <text:p text:style-name="P1">Selecting previously unselected package libcilkrts5:amd64.</text:p>
            <text:p text:style-name="P1">Preparing to unpack .../09-libcilkrts5_7.3.0-27ubuntu1~18.04_amd64.deb ...</text:p>
            <text:p text:style-name="P1">Unpacking libcilkrts5:amd64 (7.3.0-27ubuntu1~18.04) ...</text:p>
            <text:p text:style-name="P1">Selecting previously unselected package libmpx2:amd64.</text:p>
            <text:p text:style-name="P1">Preparing to unpack .../10-libmpx2_8.2.0-1ubuntu2~18.04_amd64.deb ...</text:p>
            <text:p text:style-name="P1">Unpacking libmpx2:amd64 (8.2.0-1ubuntu2~18.04) ...</text:p>
            <text:p text:style-name="P1">Selecting previously unselected package libquadmath0:amd64.</text:p>
            <text:p text:style-name="P1">Preparing to unpack .../11-libquadmath0_8.2.0-1ubuntu2~18.04_amd64.deb ...</text:p>
            <text:p text:style-name="P1">Unpacking libquadmath0:amd64 (8.2.0-1ubuntu2~18.04) ...</text:p>
            <text:p text:style-name="P1">Selecting previously unselected package libgcc-7-dev:amd64.</text:p>
            <text:p text:style-name="P1">Preparing to unpack .../12-libgcc-7-dev_7.3.0-27ubuntu1~18.04_amd64.deb ...</text:p>
            <text:p text:style-name="P1">Unpacking libgcc-7-dev:amd64 (7.3.0-27ubuntu1~18.04) ...</text:p>
            <text:p text:style-name="P1">Selecting previously unselected package gcc-7.</text:p>
            <text:p text:style-name="P1">Preparing to unpack .../13-gcc-7_7.3.0-27ubuntu1~18.04_amd64.deb ...</text:p>
            <text:p text:style-name="P1">Unpacking gcc-7 (7.3.0-27ubuntu1~18.04) ...</text:p>
            <text:p text:style-name="P1">Selecting previously unselected package gcc.</text:p>
            <text:p text:style-name="P1">Preparing to unpack .../14-gcc_4%3a7.3.0-3ubuntu2.1_amd64.deb ...</text:p>
            <text:p text:style-name="P1"><text:soft-page-break/>Unpacking gcc (4:7.3.0-3ubuntu2.1) ...</text:p>
            <text:p text:style-name="P1">Selecting previously unselected package libstdc++-7-dev:amd64.</text:p>
            <text:p text:style-name="P1">Preparing to unpack .../15-libstdc++-7-dev_7.3.0-27ubuntu1~18.04_amd64.deb ...</text:p>
            <text:p text:style-name="P1">Unpacking libstdc++-7-dev:amd64 (7.3.0-27ubuntu1~18.04) ...</text:p>
            <text:p text:style-name="P1">Selecting previously unselected package g++-7.</text:p>
            <text:p text:style-name="P1">Preparing to unpack .../16-g++-7_7.3.0-27ubuntu1~18.04_amd64.deb ...</text:p>
            <text:p text:style-name="P1">Unpacking g++-7 (7.3.0-27ubuntu1~18.04) ...</text:p>
            <text:p text:style-name="P1">Selecting previously unselected package g++.</text:p>
            <text:p text:style-name="P1">Preparing to unpack .../17-g++_4%3a7.3.0-3ubuntu2.1_amd64.deb ...</text:p>
            <text:p text:style-name="P1">Unpacking g++ (4:7.3.0-3ubuntu2.1) ...</text:p>
            <text:p text:style-name="P1">Selecting previously unselected package make.</text:p>
            <text:p text:style-name="P1">Preparing to unpack .../18-make_4.1-9.1ubuntu1_amd64.deb ...</text:p>
            <text:p text:style-name="P1">Unpacking make (4.1-9.1ubuntu1) ...</text:p>
            <text:p text:style-name="P1">Selecting previously unselected package dpkg-dev.</text:p>
            <text:p text:style-name="P1">Preparing to unpack .../19-dpkg-dev_1.19.0.5ubuntu2_all.deb ...</text:p>
            <text:p text:style-name="P1">Unpacking dpkg-dev (1.19.0.5ubuntu2) ...</text:p>
            <text:p text:style-name="P1">Selecting previously unselected package build-essential.</text:p>
            <text:p text:style-name="P1">Preparing to unpack .../20-build-essential_12.4ubuntu1_amd64.deb ...</text:p>
            <text:p text:style-name="P1">Unpacking build-essential (12.4ubuntu1) ...</text:p>
            <text:p text:style-name="P1">Selecting previously unselected package libfakeroot:amd64.</text:p>
            <text:p text:style-name="P1">Preparing to unpack .../21-libfakeroot_1.22-2ubuntu1_amd64.deb ...</text:p>
            <text:p text:style-name="P1">Unpacking libfakeroot:amd64 (1.22-2ubuntu1) ...</text:p>
            <text:p text:style-name="P1">Selecting previously unselected package fakeroot.</text:p>
            <text:p text:style-name="P1">Preparing to unpack .../22-fakeroot_1.22-2ubuntu1_amd64.deb ...</text:p>
            <text:p text:style-name="P1">Unpacking fakeroot (1.22-2ubuntu1) ...</text:p>
            <text:p text:style-name="P1">Selecting previously unselected package libalgorithm-diff-perl.</text:p>
            <text:p text:style-name="P1">Preparing to unpack .../23-libalgorithm-diff-perl_1.19.03-1_all.deb ...</text:p>
            <text:p text:style-name="P1">Unpacking libalgorithm-diff-perl (1.19.03-1) ...</text:p>
            <text:p text:style-name="P1">Selecting previously unselected package libalgorithm-diff-xs-perl.</text:p>
            <text:p text:style-name="P1">Preparing to unpack .../24-libalgorithm-diff-xs-perl_0.04-5_amd64.deb ...</text:p>
            <text:p text:style-name="P1">Unpacking libalgorithm-diff-xs-perl (0.04-5) ...</text:p>
            <text:p text:style-name="P1">Selecting previously unselected package libalgorithm-merge-perl.</text:p>
            <text:p text:style-name="P1">Preparing to unpack .../25-libalgorithm-merge-perl_0.08-3_all.deb ...</text:p>
            <text:p text:style-name="P1">Unpacking libalgorithm-merge-perl (0.08-3) ...</text:p>
            <text:p text:style-name="P1">Selecting previously unselected package manpages-dev.</text:p>
            <text:p text:style-name="P1">Preparing to unpack .../26-manpages-dev_4.15-1_all.deb ...</text:p>
            <text:p text:style-name="P1">Unpacking manpages-dev (4.15-1) ...</text:p>
            <text:p text:style-name="P1">Setting up libquadmath0:amd64 (8.2.0-1ubuntu2~18.04) ...</text:p>
            <text:p text:style-name="P1">Setting up libatomic1:amd64 (8.2.0-1ubuntu2~18.04) ...</text:p>
            <text:p text:style-name="P1">Setting up make (4.1-9.1ubuntu1) ...</text:p>
            <text:p text:style-name="P1">Setting up libasan4:amd64 (7.3.0-27ubuntu1~18.04) ...</text:p>
            <text:p text:style-name="P1">Setting up libcilkrts5:amd64 (7.3.0-27ubuntu1~18.04) ...</text:p>
            <text:p text:style-name="P1">Setting up libubsan0:amd64 (7.3.0-27ubuntu1~18.04) ...</text:p>
            <text:p text:style-name="P1">Setting up libtsan0:amd64 (8.2.0-1ubuntu2~18.04) ...</text:p>
            <text:p text:style-name="P1">Setting up linux-libc-dev:amd64 (4.15.0-38.41) ...</text:p>
            <text:p text:style-name="P1">Setting up liblsan0:amd64 (8.2.0-1ubuntu2~18.04) ...</text:p>
            <text:p text:style-name="P1">Setting up libmpx2:amd64 (8.2.0-1ubuntu2~18.04) ...</text:p>
            <text:p text:style-name="P1">Setting up dpkg-dev (1.19.0.5ubuntu2) ...</text:p>
            <text:p text:style-name="P1">Processing triggers for libc-bin (2.27-3ubuntu1) ...</text:p>
            <text:p text:style-name="P1">Setting up libfakeroot:amd64 (1.22-2ubuntu1) ...</text:p>
            <text:p text:style-name="P1">Setting up libalgorithm-diff-perl (1.19.03-1) ...</text:p>
            <text:p text:style-name="P1">Processing triggers for man-db (2.8.3-2ubuntu0.1) ...</text:p>
            <text:p text:style-name="P1">Setting up libc-dev-bin (2.27-3ubuntu1) ...</text:p>
            <text:p text:style-name="P1">Setting up manpages-dev (4.15-1) ...</text:p>
            <text:p text:style-name="P1">Setting up libc6-dev:amd64 (2.27-3ubuntu1) ...</text:p>
            <text:p text:style-name="P1">Setting up libitm1:amd64 (8.2.0-1ubuntu2~18.04) ...</text:p>
            <text:p text:style-name="P1">Setting up fakeroot (1.22-2ubuntu1) ...</text:p>
            <text:p text:style-name="P1">update-alternatives: using /usr/bin/fakeroot-sysv to provide /usr/bin/fakeroot (fakeroot) in auto mode</text:p>
            <text:p text:style-name="P1"><text:soft-page-break/>Setting up libgcc-7-dev:amd64 (7.3.0-27ubuntu1~18.04) ...</text:p>
            <text:p text:style-name="P1">Setting up libstdc++-7-dev:amd64 (7.3.0-27ubuntu1~18.04) ...</text:p>
            <text:p text:style-name="P1">Setting up libalgorithm-merge-perl (0.08-3) ...</text:p>
            <text:p text:style-name="P1">Setting up libalgorithm-diff-xs-perl (0.04-5) ...</text:p>
            <text:p text:style-name="P1">Setting up gcc-7 (7.3.0-27ubuntu1~18.04) ...</text:p>
            <text:p text:style-name="P1">Setting up g++-7 (7.3.0-27ubuntu1~18.04) ...</text:p>
            <text:p text:style-name="P1">Setting up gcc (4:7.3.0-3ubuntu2.1) ...</text:p>
            <text:p text:style-name="P1">Setting up g++ (4:7.3.0-3ubuntu2.1) ...</text:p>
            <text:p text:style-name="P1">update-alternatives: using /usr/bin/g++ to provide /usr/bin/c++ (c++) in auto mode</text:p>
            <text:p text:style-name="P1">Setting up build-essential (12.4ubuntu1) ...</text:p>
            <text:p text:style-name="P1">Processing triggers for libc-bin (2.27-3ubuntu1) ...</text:p>
            <text:p text:style-name="P1">ermao@ermao-ThinkPad-T510:/tmp$ </text:p>
          </table:table-cell>
        </table:table-row>
      </table:table>
      <text:p text:style-name="P4"><text:span text:style-name="Source_20_Text"/></text:p>
      <text:h text:style-name="Heading_20_2" text:outline-level="2"/>
      <text:h text:style-name="Heading_20_2" text:outline-level="2"><text:bookmark text:name="download-compile-and-install-vim"/>Download, compile and install Vim</text:h>
      <text:p text:style-name="Text_20_body">We need to choose the target directory where we’ll download Vim. Let’s download in the <text:span text:style-name="Source_20_Text">/tmp/vim</text:span>. Before downloading we need to try to remove <text:span text:style-name="Source_20_Text">/tmp/vim</text:span> to ensure that this directory isn’t busy:</text:p>
      <text:p text:style-name="P4"><text:span text:style-name="Source_20_Text">$ rm -fr /tmp/vim</text:span></text:p>
      <text:p text:style-name="Text_20_body">Download Vim to <text:span text:style-name="Source_20_Text">/tmp/vim</text:span>:</text:p>
      <text:p text:style-name="P4"><text:span text:style-name="Source_20_Text">$ git clone </text:span><text:a xlink:type="simple" xlink:href="https://github.com/vim/vim.git" text:style-name="Internet_20_link" text:visited-style-name="Visited_20_Internet_20_Link"><text:span text:style-name="Source_20_Text">https://github.com/vim/vim.git</text:span></text:a><text:span text:style-name="Source_20_Text"> /tmp/vim</text:span></text:p>
      <table:table table:name="Table3" table:style-name="Table3">
        <table:table-column table:style-name="Table3.A"/>
        <table:table-row>
          <table:table-cell table:style-name="Table3.A1" office:value-type="string">
            <text:p text:style-name="P2">ermao@ermao-ThinkPad-T510:/tmp$ $ rm -fr /tmp/vim</text:p>
            <text:p text:style-name="P1">$: command not found</text:p>
            <text:p text:style-name="P2">ermao@ermao-ThinkPad-T510:/tmp$ git clone https://github.com/vim/vim.git /tmp/vim</text:p>
            <text:p text:style-name="P1">Cloning into '/tmp/vim'...</text:p>
            <text:p text:style-name="P1">remote: Enumerating objects: 22, done.</text:p>
            <text:p text:style-name="P1">remote: Counting objects: 100% (22/22), done.</text:p>
            <text:p text:style-name="P1">remote: Compressing objects: 100% (17/17), done.</text:p>
            <text:p text:style-name="P1">remote: Total 85824 (delta 7), reused 9 (delta 5), pack-reused 85802</text:p>
            <text:p text:style-name="P1">Receiving objects: 100% (85824/85824), 84.08 MiB | 198.00 KiB/s, done.</text:p>
            <text:p text:style-name="P1">Resolving deltas: 100% (71660/71660), done.</text:p>
            <text:p text:style-name="P1">ermao@ermao-ThinkPad-T510:/tmp$ </text:p>
          </table:table-cell>
        </table:table-row>
      </table:table>
      <text:p text:style-name="P4"><text:span text:style-name="Source_20_Text"/></text:p>
      <text:p text:style-name="Text_20_body">Compile the Vim binaries:</text:p>
      <text:p text:style-name="P4"><text:span text:style-name="Source_20_Text">$ make -C /tmp/vim</text:span></text:p>
      <text:p text:style-name="Text_20_body">Install the binaries into the system:</text:p>
      <text:p text:style-name="P4"><text:span text:style-name="Source_20_Text">$ sudo make install -C /tmp/vim</text:span></text:p>
      <table:table table:name="Table4" table:style-name="Table4">
        <table:table-column table:style-name="Table4.A"/>
        <table:table-row>
          <table:table-cell table:style-name="Table4.A1" office:value-type="string">
            <text:p text:style-name="P5"><text:a xlink:type="simple" xlink:href="../Data%20from%20make%20-C%20tmp%20vim.odt" text:style-name="Internet_20_link" text:visited-style-name="Visited_20_Internet_20_Link"><text:span text:style-name="Source_20_Text"><text:span text:style-name="T2">/home/ermao/Documents/dairy_ermao/Data from make -C tmp vim.odt</text:span></text:span></text:a></text:p>
          </table:table-cell>
        </table:table-row>
      </table:table>
      <text:p text:style-name="P4"><text:span text:style-name="Source_20_Text"/></text:p>
      <text:p text:style-name="P4"><text:a xlink:type="simple" xlink:href="../Data%20from%20make%20-C%20tmp%20vim.odt" text:style-name="Internet_20_link" text:visited-style-name="Visited_20_Internet_20_Link"><text:span text:style-name="Source_20_Text"/></text:a></text:p>
      <text:p text:style-name="Text_20_body"><text:soft-page-break/>We don’t need to keep the downloaded Vim binaries, so we can remove <text:span text:style-name="Source_20_Text">/tmp/vim</text:span>:</text:p>
      <text:p text:style-name="P4"><text:span text:style-name="Source_20_Text">$ rm -fr /tmp/vim</text:span></text:p>
      <table:table table:name="Table5" table:style-name="Table5">
        <table:table-column table:style-name="Table5.A"/>
        <table:table-row>
          <table:table-cell table:style-name="Table5.A1" office:value-type="string">
            <text:p text:style-name="P1">ermao@ermao-ThinkPad-T510:/tmp$ rm -fr /tmp/vim</text:p>
            <text:p text:style-name="P1">ermao@ermao-ThinkPad-T510:/tmp$ </text:p>
          </table:table-cell>
        </table:table-row>
      </table:table>
      <text:p text:style-name="P4"><text:span text:style-name="Source_20_Text"/></text:p>
      <text:p text:style-name="P4"><text:span text:style-name="Source_20_Text"/></text:p>
      <text:p text:style-name="Text_20_body">Successfully finishing all steps above we can use the latest <text:span text:style-name="Source_20_Text">vim</text:span>. Enjoy!</text:p>
      <text:p text:style-name="Text_20_body">All steps together:</text:p>
      <text:p text:style-name="Preformatted_20_Text"><text:span text:style-name="Source_20_Text">#!/usr/bin/env bash</text:span></text:p>
      <text:p text:style-name="Preformatted_20_Text"/>
      <text:p text:style-name="Preformatted_20_Text"><text:span text:style-name="Source_20_Text">sudo apt update</text:span></text:p>
      <text:p text:style-name="Preformatted_20_Text"/>
      <text:p text:style-name="Preformatted_20_Text"><text:span text:style-name="Source_20_Text">sudo apt install -y git</text:span></text:p>
      <text:p text:style-name="Preformatted_20_Text"/>
      <text:p text:style-name="Preformatted_20_Text"><text:span text:style-name="Source_20_Text">sudo apt install -y build-essential</text:span></text:p>
      <text:p text:style-name="Preformatted_20_Text"/>
      <text:p text:style-name="Preformatted_20_Text"><text:span text:style-name="Source_20_Text">rm -fr /tmp/vim</text:span></text:p>
      <text:p text:style-name="Preformatted_20_Text"/>
      <text:p text:style-name="Preformatted_20_Text"><text:span text:style-name="Source_20_Text">git clone </text:span><text:a xlink:type="simple" xlink:href="https://github.com/vim/vim.git" text:style-name="Internet_20_link" text:visited-style-name="Visited_20_Internet_20_Link"><text:span text:style-name="Source_20_Text">https://github.com/vim/vim.git</text:span></text:a><text:span text:style-name="Source_20_Text"> /tmp/vim</text:span></text:p>
      <text:p text:style-name="Preformatted_20_Text"/>
      <text:p text:style-name="Preformatted_20_Text"><text:span text:style-name="Source_20_Text">make -C /tmp/vim</text:span></text:p>
      <text:p text:style-name="Preformatted_20_Text"/>
      <text:p text:style-name="Preformatted_20_Text"><text:span text:style-name="Source_20_Text">sudo make install -C /tmp/vim</text:span></text:p>
      <text:p text:style-name="Preformatted_20_Text"/>
      <text:p text:style-name="P4"><text:span text:style-name="Source_20_Text">rm -fr /tmp/vi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8T21:01:38.475281134</meta:creation-date>
    <dc:date>2018-10-28T22:43:58.768437914</dc:date>
    <meta:editing-duration>PT21M57S</meta:editing-duration>
    <meta:editing-cycles>3</meta:editing-cycles>
    <meta:generator>LibreOffice/6.0.6.2$Linux_X86_64 LibreOffice_project/00m0$Build-2</meta:generator>
    <meta:document-statistic meta:table-count="5" meta:image-count="0" meta:object-count="0" meta:page-count="6" meta:paragraph-count="234" meta:word-count="1395" meta:character-count="13969" meta:non-whitespace-character-count="12664"/>
  </office:meta>
</office:document-meta>
</file>